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0.395cm" style:rel-column-width="1523*"/>
    </style:style>
    <style:style style:name="Tabelle2.B" style:family="table-column">
      <style:table-column-properties style:column-width="5.184cm" style:rel-column-width="19984*"/>
    </style:style>
    <style:style style:name="Tabelle2.C" style:family="table-column">
      <style:table-column-properties style:column-width="5.711cm" style:rel-column-width="22017*"/>
    </style:style>
    <style:style style:name="Tabelle2.D" style:family="table-column">
      <style:table-column-properties style:column-width="5.71cm" style:rel-column-width="22011*"/>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3*"/>
    </style:style>
    <style:style style:name="Tabelle3.C" style:family="table-column">
      <style:table-column-properties style:column-width="8.5cm" style:rel-column-width="32769*"/>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358b3" officeooo:paragraph-rsid="000358b3"/>
    </style:style>
    <style:style style:name="P2" style:family="paragraph" style:parent-style-name="Table_20_Contents">
      <style:text-properties officeooo:rsid="0004164c" officeooo:paragraph-rsid="0004164c"/>
    </style:style>
    <style:style style:name="P3" style:family="paragraph" style:parent-style-name="Table_20_Contents">
      <style:text-properties officeooo:rsid="0004164c" officeooo:paragraph-rsid="00052224"/>
    </style:style>
    <style:style style:name="P4" style:family="paragraph" style:parent-style-name="Table_20_Contents">
      <style:text-properties officeooo:paragraph-rsid="0004164c"/>
    </style:style>
    <style:style style:name="P5" style:family="paragraph" style:parent-style-name="Table_20_Contents">
      <style:text-properties officeooo:rsid="00052224" officeooo:paragraph-rsid="00052224"/>
    </style:style>
    <style:style style:name="P6" style:family="paragraph" style:parent-style-name="Table_20_Contents">
      <style:text-properties officeooo:paragraph-rsid="00052224"/>
    </style:style>
    <style:style style:name="P7" style:family="paragraph" style:parent-style-name="Table_20_Contents">
      <style:text-properties officeooo:rsid="00059200" officeooo:paragraph-rsid="00059200"/>
    </style:style>
    <style:style style:name="P8" style:family="paragraph" style:parent-style-name="Table_20_Contents">
      <style:text-properties officeooo:rsid="0005f218" officeooo:paragraph-rsid="0005f218"/>
    </style:style>
    <style:style style:name="P9" style:family="paragraph" style:parent-style-name="Table_20_Contents">
      <style:text-properties officeooo:rsid="000d5133" officeooo:paragraph-rsid="000d5133"/>
    </style:style>
    <style:style style:name="P10" style:family="paragraph" style:parent-style-name="Table_20_Contents">
      <style:text-properties officeooo:rsid="0010f266" officeooo:paragraph-rsid="0010f266"/>
    </style:style>
    <style:style style:name="P11" style:family="paragraph" style:parent-style-name="Table_20_Contents">
      <style:text-properties officeooo:rsid="0012ee84" officeooo:paragraph-rsid="0012ee84"/>
    </style:style>
    <style:style style:name="P12" style:family="paragraph" style:parent-style-name="Table_20_Contents">
      <style:paragraph-properties fo:margin-left="0.467cm" fo:margin-right="0cm" fo:text-indent="0cm" style:auto-text-indent="false"/>
      <style:text-properties officeooo:rsid="000358b3" officeooo:paragraph-rsid="000358b3"/>
    </style:style>
    <style:style style:name="P13" style:family="paragraph" style:parent-style-name="Table_20_Contents">
      <style:paragraph-properties fo:margin-left="0.935cm" fo:margin-right="0cm" fo:text-indent="0cm" style:auto-text-indent="false"/>
      <style:text-properties officeooo:rsid="000358b3" officeooo:paragraph-rsid="000358b3"/>
    </style:style>
    <style:style style:name="P14" style:family="paragraph" style:parent-style-name="Standard">
      <style:text-properties officeooo:rsid="0004164c" officeooo:paragraph-rsid="0004164c"/>
    </style:style>
    <style:style style:name="P15" style:family="paragraph" style:parent-style-name="Standard">
      <style:text-properties officeooo:rsid="0010f266" officeooo:paragraph-rsid="0010f266"/>
    </style:style>
    <style:style style:name="P16" style:family="paragraph" style:parent-style-name="Standard">
      <style:text-properties officeooo:paragraph-rsid="00052224"/>
    </style:style>
    <style:style style:name="P17" style:family="paragraph" style:parent-style-name="Standard">
      <style:text-properties officeooo:rsid="0012ee84" officeooo:paragraph-rsid="0012ee84"/>
    </style:style>
    <style:style style:name="P18" style:family="paragraph" style:parent-style-name="Text_20_body">
      <style:text-properties officeooo:rsid="0007ea9b" officeooo:paragraph-rsid="0007ea9b"/>
    </style:style>
    <style:style style:name="P19" style:family="paragraph" style:parent-style-name="Text_20_body">
      <style:text-properties officeooo:rsid="00098ebf" officeooo:paragraph-rsid="00098ebf"/>
    </style:style>
    <style:style style:name="P20" style:family="paragraph" style:parent-style-name="Text_20_body">
      <style:text-properties fo:color="#000000" officeooo:rsid="0007ea9b" officeooo:paragraph-rsid="0007ea9b"/>
    </style:style>
    <style:style style:name="P21" style:family="paragraph" style:parent-style-name="Text_20_body">
      <style:text-properties fo:color="#000000" officeooo:rsid="000b1ee3" officeooo:paragraph-rsid="000b1ee3"/>
    </style:style>
    <style:style style:name="P22" style:family="paragraph" style:parent-style-name="Text_20_body">
      <style:text-properties fo:color="#000000" officeooo:rsid="000b1ee3" officeooo:paragraph-rsid="000edda3"/>
    </style:style>
    <style:style style:name="P23" style:family="paragraph" style:parent-style-name="Text_20_body">
      <style:text-properties fo:color="#000000" officeooo:rsid="00098ebf" officeooo:paragraph-rsid="00098ebf"/>
    </style:style>
    <style:style style:name="P24" style:family="paragraph" style:parent-style-name="Text_20_body">
      <style:text-properties officeooo:rsid="000edda3" officeooo:paragraph-rsid="000edda3"/>
    </style:style>
    <style:style style:name="P25" style:family="paragraph" style:parent-style-name="Text_20_body">
      <style:text-properties officeooo:rsid="00108f84" officeooo:paragraph-rsid="00108f84"/>
    </style:style>
    <style:style style:name="P26" style:family="paragraph" style:parent-style-name="Title">
      <style:text-properties officeooo:paragraph-rsid="000358b3"/>
    </style:style>
    <style:style style:name="P27" style:family="paragraph" style:parent-style-name="Standard">
      <style:text-properties style:text-outline="false" style:text-line-through-style="none" style:text-line-through-type="none" style:font-name="Liberation Sans1" fo:font-size="10.5pt" fo:font-style="normal" fo:text-shadow="none" style:text-underline-style="none" fo:font-weight="normal" officeooo:rsid="0012ee84" officeooo:paragraph-rsid="0012ee84" style:font-size-asian="10.5pt" style:font-style-asian="normal" style:font-weight-asian="normal" style:text-emphasize="none"/>
    </style:style>
    <style:style style:name="P28" style:family="paragraph" style:parent-style-name="Heading_20_1">
      <style:text-properties officeooo:rsid="000358b3" officeooo:paragraph-rsid="000358b3"/>
    </style:style>
    <style:style style:name="P29" style:family="paragraph" style:parent-style-name="Heading_20_1">
      <style:paragraph-properties fo:break-before="page"/>
      <style:text-properties fo:color="#000000"/>
    </style:style>
    <style:style style:name="P30" style:family="paragraph" style:parent-style-name="Heading_20_3">
      <style:text-properties fo:color="#000000"/>
    </style:style>
    <style:style style:name="P31" style:family="paragraph" style:parent-style-name="Heading_20_3">
      <style:text-properties officeooo:paragraph-rsid="0007ea9b"/>
    </style:style>
    <style:style style:name="P32" style:family="paragraph" style:parent-style-name="Table_20_Contents">
      <style:text-properties officeooo:rsid="00052224" officeooo:paragraph-rsid="00052224"/>
    </style:style>
    <style:style style:name="P33" style:family="paragraph" style:parent-style-name="Table_20_Contents">
      <style:text-properties officeooo:rsid="00132247" officeooo:paragraph-rsid="00132247"/>
    </style:style>
    <style:style style:name="P34" style:family="paragraph" style:parent-style-name="Heading_20_2" style:list-style-name=""/>
    <style:style style:name="P35" style:family="paragraph" style:parent-style-name="Heading_20_2">
      <style:text-properties fo:color="#000000"/>
    </style:style>
    <style:style style:name="P36" style:family="paragraph" style:parent-style-name="Heading_20_2">
      <style:paragraph-properties fo:break-before="page"/>
    </style:style>
    <style:style style:name="T1" style:family="text">
      <style:text-properties officeooo:rsid="0004164c"/>
    </style:style>
    <style:style style:name="T2" style:family="text">
      <style:text-properties officeooo:rsid="00052224"/>
    </style:style>
    <style:style style:name="T3" style:family="text">
      <style:text-properties fo:color="#000000"/>
    </style:style>
    <style:style style:name="T4" style:family="text">
      <style:text-properties fo:color="#000000" officeooo:rsid="0007ea9b"/>
    </style:style>
    <style:style style:name="T5" style:family="text">
      <style:text-properties fo:color="#000000" officeooo:rsid="00052224"/>
    </style:style>
    <style:style style:name="T6" style:family="text">
      <style:text-properties fo:color="#000000" officeooo:rsid="0004164c"/>
    </style:style>
    <style:style style:name="T7" style:family="text">
      <style:text-properties officeooo:rsid="000edda3"/>
    </style:style>
    <style:style style:name="T8" style:family="text">
      <style:text-properties officeooo:rsid="0010f266"/>
    </style:style>
    <style:style style:name="T9"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0" style:family="text">
      <style:text-properties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1" style:family="text">
      <style:text-properties fo:color="#0000ff"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2" style:family="text">
      <style:text-properties fo:color="#ff0000"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3" style:family="text">
      <style:text-properties fo:color="#ff00ff"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4" style:family="text">
      <style:text-properties officeooo:rsid="0012ee84"/>
    </style:style>
    <style:style style:name="T15" style:family="text">
      <style:text-properties fo:color="#008000"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6" style:family="text">
      <style:text-properties fo:color="#000080"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7" style:family="text">
      <style:text-properties officeooo:rsid="001322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goesSky V2</text:p>
      <text:p text:style-name="Subtitle">Umweltdaten Auswertung</text:p>
      <text:h text:style-name="P28" text:outline-level="1"/>
      <text:h text:style-name="P28" text:outline-level="1">Dateien</text:h>
      <table:table table:name="Tabelle1" table:style-name="Tabelle1">
        <table:table-column table:style-name="Tabelle1.A"/>
        <table:table-column table:style-name="Tabelle1.B"/>
        <table:table-row>
          <table:table-cell table:style-name="Tabelle1.A1" office:value-type="string">
            <text:p text:style-name="P1">aprs_roh_v2.txt</text:p>
          </table:table-cell>
          <table:table-cell table:style-name="Tabelle1.B1" office:value-type="string">
            <text:p text:style-name="P1">APRS Rohdaten von aprs.fi</text:p>
          </table:table-cell>
        </table:table-row>
        <table:table-row>
          <table:table-cell table:style-name="Tabelle1.A5" office:value-type="string">
            <text:p text:style-name="P12">aprs.txt</text:p>
          </table:table-cell>
          <table:table-cell table:style-name="Tabelle1.B5" office:value-type="string">
            <text:p text:style-name="P1">APRS Daten unvollstäbdige Datensätze entfernt</text:p>
          </table:table-cell>
        </table:table-row>
        <table:table-row>
          <table:table-cell table:style-name="Tabelle1.A5" office:value-type="string">
            <text:p text:style-name="P13">aprs-zeit.txt</text:p>
          </table:table-cell>
          <table:table-cell table:style-name="Tabelle1.B5" office:value-type="string">
            <text:p text:style-name="P1">APRS Zeitstempel</text:p>
            <text:p text:style-name="P9">cat aprs.txt |grep -o 2016-07-17......... &gt; aprs-zeit.txt</text:p>
          </table:table-cell>
        </table:table-row>
        <table:table-row>
          <table:table-cell table:style-name="Tabelle1.A5" office:value-type="string">
            <text:p text:style-name="P13">aprs-hoehe.txt</text:p>
          </table:table-cell>
          <table:table-cell table:style-name="Tabelle1.B5" office:value-type="string">
            <text:p text:style-name="P1">APRS Höhe in Fuß</text:p>
            <text:p text:style-name="P9">cat aprs.txt |grep -o A=...... &gt; aprs-hoehe.txt</text:p>
          </table:table-cell>
        </table:table-row>
        <table:table-row>
          <table:table-cell table:style-name="Tabelle1.A5" office:value-type="string">
            <text:p text:style-name="P1">Umweltdaten.txt</text:p>
          </table:table-cell>
          <table:table-cell table:style-name="Tabelle1.B5" office:value-type="string">
            <text:p text:style-name="P1">Rohdaten Umwelt</text:p>
          </table:table-cell>
        </table:table-row>
        <table:table-row>
          <table:table-cell table:style-name="Tabelle1.A6" office:value-type="string">
            <text:p text:style-name="P12">Umweltdaten-<text:span text:style-name="T17">Tabelle</text:span>.ods</text:p>
          </table:table-cell>
          <table:table-cell table:style-name="Tabelle1.B6" office:value-type="string">
            <text:p text:style-name="P33">Tabelle und Diagramme</text:p>
          </table:table-cell>
        </table:table-row>
      </table:table>
      <text:h text:style-name="P34" text:outline-level="2"/>
      <text:h text:style-name="P36" text:outline-level="2">Umweltdaten.ods</text:h>
      <text:h text:style-name="P30" text:outline-level="3">Rohdaten</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A</text:p>
          </table:table-cell>
          <table:table-cell table:style-name="Tabelle2.A1" office:value-type="string">
            <text:p text:style-name="P2">Zeit (MESZ)</text:p>
          </table:table-cell>
          <table:table-cell table:style-name="Tabelle2.A1" office:value-type="string">
            <text:p text:style-name="P2">Zeitstempel (kann etwas abweichen)</text:p>
          </table:table-cell>
          <table:table-cell table:style-name="Tabelle2.D1" office:value-type="string">
            <text:p text:style-name="P2"/>
          </table:table-cell>
        </table:table-row>
        <table:table-row>
          <table:table-cell table:style-name="Tabelle2.A2" office:value-type="string">
            <text:p text:style-name="P14">B</text:p>
          </table:table-cell>
          <table:table-cell table:style-name="Tabelle2.A2" office:value-type="string">
            <text:p text:style-name="Standard">Temperatur Innen BMP085 (in °C)</text:p>
          </table:table-cell>
          <table:table-cell table:style-name="Tabelle2.A2" office:value-type="string">
            <text:p text:style-name="P2">Innentemperatur BMP085</text:p>
          </table:table-cell>
          <table:table-cell table:style-name="Tabelle2.D2" office:value-type="string">
            <text:p text:style-name="P4"><text:span text:style-name="T1">Genauigkeit: typ.</text:span> ±1,0<text:span text:style-name="T1">°C</text:span></text:p>
            <text:p text:style-name="P2">Auflösung: 0,1°C</text:p>
          </table:table-cell>
        </table:table-row>
        <table:table-row>
          <table:table-cell table:style-name="Tabelle2.A2" office:value-type="string">
            <text:p text:style-name="P14">C</text:p>
          </table:table-cell>
          <table:table-cell table:style-name="Tabelle2.A2" office:value-type="string">
            <text:p text:style-name="Standard">Temperatur Außen seitlich DHT22 (in °C)</text:p>
          </table:table-cell>
          <table:table-cell table:style-name="Tabelle2.A2" office:value-type="string">
            <text:p text:style-name="P2">Außentemperatur seitlich DHT22</text:p>
          </table:table-cell>
          <table:table-cell table:style-name="Tabelle2.D2" office:value-type="string">
            <text:p text:style-name="P4"><text:span text:style-name="T1">Genauigkeit: typ.</text:span> ±<text:span text:style-name="T1">0,5°C</text:span></text:p>
            <text:p text:style-name="P2">Auflösung: 0,1°C</text:p>
          </table:table-cell>
        </table:table-row>
        <table:table-row>
          <table:table-cell table:style-name="Tabelle2.A2" office:value-type="string">
            <text:p text:style-name="P14">D</text:p>
          </table:table-cell>
          <table:table-cell table:style-name="Tabelle2.A2" office:value-type="string">
            <text:p text:style-name="Standard">Temperatur Innen TMP75 (in °C)</text:p>
          </table:table-cell>
          <table:table-cell table:style-name="Tabelle2.A2" office:value-type="string">
            <text:p text:style-name="P2">Innentemperatur TMP75</text:p>
          </table:table-cell>
          <table:table-cell table:style-name="Tabelle2.D2" table:number-rows-spanned="2" office:value-type="string">
            <text:p text:style-name="P4"><text:span text:style-name="T1">Genauigkeit: typ.</text:span> ±<text:span text:style-name="T1">0,5°C</text:span></text:p>
            <text:p text:style-name="P2">Auflösung: 0,<text:span text:style-name="T2">0625</text:span>°C</text:p>
          </table:table-cell>
        </table:table-row>
        <table:table-row>
          <table:table-cell table:style-name="Tabelle2.A2" office:value-type="string">
            <text:p text:style-name="P14">E</text:p>
          </table:table-cell>
          <table:table-cell table:style-name="Tabelle2.A2" office:value-type="string">
            <text:p text:style-name="Standard">Temperatur Außen Unten <text:span text:style-name="T1">TMP75</text:span> (in °C)</text:p>
          </table:table-cell>
          <table:table-cell table:style-name="Tabelle2.A2" office:value-type="string">
            <text:p text:style-name="P5">Außentemperatur unten TMP75</text:p>
          </table:table-cell>
          <table:covered-table-cell/>
        </table:table-row>
        <table:table-row>
          <table:table-cell table:style-name="Tabelle2.A2" office:value-type="string">
            <text:p text:style-name="P14">F</text:p>
          </table:table-cell>
          <table:table-cell table:style-name="Tabelle2.A2" office:value-type="string">
            <text:p text:style-name="Standard">Temperatur Außen Oben <text:span text:style-name="T1">TMP75 </text:span>(in °C)</text:p>
          </table:table-cell>
          <table:table-cell table:style-name="Tabelle2.A2" office:value-type="string">
            <text:p text:style-name="P5">Außentemperatur oben TMP75</text:p>
          </table:table-cell>
          <table:table-cell table:style-name="Tabelle2.D2" office:value-type="string">
            <text:p text:style-name="P6"><text:span text:style-name="T1">Genauigkeit: typ.</text:span> ±<text:span text:style-name="T2">1,0°C</text:span></text:p>
            <text:p text:style-name="P3">Auflösung: 0,<text:span text:style-name="T2">0625</text:span>°C</text:p>
          </table:table-cell>
        </table:table-row>
        <table:table-row>
          <table:table-cell table:style-name="Tabelle2.A2" office:value-type="string">
            <text:p text:style-name="P15">G</text:p>
          </table:table-cell>
          <table:table-cell table:style-name="Tabelle2.A2" office:value-type="string">
            <text:p text:style-name="Standard">Temperatur Innen TMP75 (in °C) <text:span text:style-name="T8">roh</text:span></text:p>
          </table:table-cell>
          <table:table-cell table:style-name="Tabelle2.A2" table:number-rows-spanned="3" office:value-type="string">
            <text:p text:style-name="P11">Rohwerte</text:p>
            <text:p text:style-name="P10">negative Werte falsch</text:p>
          </table:table-cell>
          <table:table-cell table:style-name="Tabelle2.D2" table:number-rows-spanned="3" office:value-type="string">
            <text:p text:style-name="P16"><text:span text:style-name="T9">=WENN(</text:span><text:span text:style-name="T11">G3</text:span><text:span text:style-name="T10">&gt;100;</text:span><text:span text:style-name="T12">G3</text:span><text:span text:style-name="T10">-256;</text:span><text:span text:style-name="T13">G3</text:span><text:span text:style-name="T10">)</text:span></text:p>
            <text:p text:style-name="P6"/>
          </table:table-cell>
        </table:table-row>
        <table:table-row>
          <table:table-cell table:style-name="Tabelle2.A2" office:value-type="string">
            <text:p text:style-name="P15">H</text:p>
          </table:table-cell>
          <table:table-cell table:style-name="Tabelle2.A2" office:value-type="string">
            <text:p text:style-name="Standard">Temperatur Außen Unten <text:span text:style-name="T1">TMP75</text:span> (in °C) <text:span text:style-name="T8">roh</text:span></text:p>
          </table:table-cell>
          <table:covered-table-cell/>
          <table:covered-table-cell/>
        </table:table-row>
        <table:table-row>
          <table:table-cell table:style-name="Tabelle2.A2" office:value-type="string">
            <text:p text:style-name="P15">I</text:p>
          </table:table-cell>
          <table:table-cell table:style-name="Tabelle2.A2" office:value-type="string">
            <text:p text:style-name="Standard">Temperatur Außen Oben <text:span text:style-name="T1">TMP75 </text:span>(in °C) <text:span text:style-name="T8">roh</text:span></text:p>
          </table:table-cell>
          <table:covered-table-cell/>
          <table:covered-table-cell/>
        </table:table-row>
        <table:table-row>
          <table:table-cell table:style-name="Tabelle2.A2" office:value-type="string">
            <text:p text:style-name="P17">J</text:p>
          </table:table-cell>
          <table:table-cell table:style-name="Tabelle2.A2" office:value-type="string">
            <text:p text:style-name="P17">Absolute Luftfeuchte (in g/kg)</text:p>
          </table:table-cell>
          <table:table-cell table:style-name="Tabelle2.A2" office:value-type="string">
            <text:p text:style-name="P11">Berechnet aus relativer Luftfeuchte, Temperatur und Druck</text:p>
          </table:table-cell>
          <table:table-cell table:style-name="Tabelle2.D2" office:value-type="string">
            <text:p text:style-name="P16"><text:span text:style-name="T9">=0,622*</text:span><text:span text:style-name="T11">K3</text:span><text:span text:style-name="T10">/100*</text:span><text:span text:style-name="T12">L3</text:span><text:span text:style-name="T10">/(</text:span><text:span text:style-name="T13">M3</text:span><text:span text:style-name="T10">-</text:span><text:span text:style-name="T15">K3</text:span><text:span text:style-name="T10">/100*</text:span><text:span text:style-name="T16">L3</text:span><text:span text:style-name="T10">)*1000</text:span></text:p>
          </table:table-cell>
        </table:table-row>
        <table:table-row>
          <table:table-cell table:style-name="Tabelle2.A2" office:value-type="string">
            <text:p text:style-name="P17">K</text:p>
          </table:table-cell>
          <table:table-cell table:style-name="Tabelle2.A2" office:value-type="string">
            <text:p text:style-name="Standard">Relative Luftfeuchte (in %)</text:p>
          </table:table-cell>
          <table:table-cell table:style-name="Tabelle2.A2" office:value-type="string">
            <text:p text:style-name="P5">Relative Luftfeuchte seitlich DHT22</text:p>
          </table:table-cell>
          <table:table-cell table:style-name="Tabelle2.D2" office:value-type="string">
            <text:p text:style-name="P6"><text:span text:style-name="T1">Genauigkeit: typ.</text:span> ±<text:span text:style-name="T2">2%</text:span></text:p>
            <text:p text:style-name="P3">Auflösung: 0,<text:span text:style-name="T2">1%</text:span></text:p>
          </table:table-cell>
        </table:table-row>
        <table:table-row>
          <table:table-cell table:style-name="Tabelle2.A2" office:value-type="string">
            <text:p text:style-name="P17">L</text:p>
          </table:table-cell>
          <table:table-cell table:style-name="Tabelle2.A2" office:value-type="string">
            <text:p text:style-name="P27">Wasserdampfpartialdurck (in Pa)</text:p>
          </table:table-cell>
          <table:table-cell table:style-name="Tabelle2.A2" office:value-type="string">
            <text:p text:style-name="P11">Nötig für Berechnung der absoluten Luftfeuchte</text:p>
          </table:table-cell>
          <table:table-cell table:style-name="Tabelle2.D2" office:value-type="string">
            <text:p text:style-name="P16"><text:span text:style-name="T9">=WENN(</text:span><text:span text:style-name="T11">C3</text:span><text:span text:style-name="T10">&lt;=0;4,689*(1,486+</text:span><text:span text:style-name="T12">C3</text:span><text:span text:style-name="T10">/100)^12,3;WENN(</text:span><text:span text:style-name="T13">C3</text:span><text:span text:style-name="T10">&gt;0;288,68*(1,098+</text:span><text:span text:style-name="T15">C3</text:span><text:span text:style-name="T10">/100)^8,02;""))</text:span></text:p>
          </table:table-cell>
        </table:table-row>
        <table:table-row>
          <table:table-cell table:style-name="Tabelle2.A2" office:value-type="string">
            <text:p text:style-name="P17">M</text:p>
          </table:table-cell>
          <table:table-cell table:style-name="Tabelle2.A2" office:value-type="string">
            <text:p text:style-name="Standard">Druck (in Pa)</text:p>
          </table:table-cell>
          <table:table-cell table:style-name="Tabelle2.A2" office:value-type="string">
            <text:p text:style-name="P5">Druck innen BMP085</text:p>
          </table:table-cell>
          <table:table-cell table:style-name="Tabelle2.D2" office:value-type="string">
            <text:p text:style-name="P6"><text:span text:style-name="T1">Genauigkeit: </text:span>±<text:span text:style-name="T2">400Pa</text:span></text:p>
            <text:p text:style-name="P3">Auflösung: <text:span text:style-name="T2">1Pa</text:span></text:p>
          </table:table-cell>
        </table:table-row>
        <table:table-row>
          <table:table-cell table:style-name="Tabelle2.A2" office:value-type="string">
            <text:p text:style-name="P17">N</text:p>
          </table:table-cell>
          <table:table-cell table:style-name="Tabelle2.A2" office:value-type="string">
            <text:p text:style-name="Standard">Standardatmosphäre</text:p>
          </table:table-cell>
          <table:table-cell table:style-name="Tabelle2.A2" office:value-type="string">
            <text:p text:style-name="Table_20_Contents"><text:span text:style-name="T2">Druck / </text:span>101325</text:p>
          </table:table-cell>
          <table:table-cell table:style-name="Tabelle2.D2" office:value-type="string">
            <text:p text:style-name="P5">Auflösung: 0,0001</text:p>
          </table:table-cell>
        </table:table-row>
        <table:table-row>
          <table:table-cell table:style-name="Tabelle2.A2" office:value-type="string">
            <text:p text:style-name="P17">O</text:p>
          </table:table-cell>
          <table:table-cell table:style-name="Tabelle2.A2" office:value-type="string">
            <text:p text:style-name="Standard">Höhe (in m)</text:p>
          </table:table-cell>
          <table:table-cell table:style-name="Tabelle2.A2" office:value-type="string">
            <text:p text:style-name="P5">Aus Druck berechnete Höhe</text:p>
          </table:table-cell>
          <table:table-cell table:style-name="Tabelle2.D2" office:value-type="string">
            <text:p text:style-name="P3">Auflösung: 0,01m</text:p>
          </table:table-cell>
        </table:table-row>
        <table:table-row>
          <table:table-cell table:style-name="Tabelle2.A2" office:value-type="string">
            <text:p text:style-name="P17">P</text:p>
          </table:table-cell>
          <table:table-cell table:style-name="Tabelle2.A2" office:value-type="string">
            <text:p text:style-name="Standard">Spannung (ADC-Wert)</text:p>
          </table:table-cell>
          <table:table-cell table:style-name="Tabelle2.A2" office:value-type="string">
            <text:p text:style-name="P7">Rohwert zwischen 0...1023</text:p>
          </table:table-cell>
          <table:table-cell table:style-name="Tabelle2.D2" office:value-type="string">
            <text:p text:style-name="P11">ausgefallen</text:p>
          </table:table-cell>
        </table:table-row>
        <table:table-row>
          <table:table-cell table:style-name="Tabelle2.A2" office:value-type="string">
            <text:p text:style-name="P17">Q</text:p>
          </table:table-cell>
          <table:table-cell table:style-name="Tabelle2.A2" office:value-type="string">
            <text:p text:style-name="Standard">Zähler</text:p>
          </table:table-cell>
          <table:table-cell table:style-name="Tabelle2.A2" office:value-type="string">
            <text:p text:style-name="P7">Zählervaiabler, Bereich 1...60</text:p>
            <text:p text:style-name="P7">Bei Überlauf wird gespeichert</text:p>
          </table:table-cell>
          <table:table-cell table:style-name="Tabelle2.D2" office:value-type="string">
            <text:p text:style-name="Table_20_Contents"/>
          </table:table-cell>
        </table:table-row>
      </table:table>
      <text:h text:style-name="P30" text:outline-level="3">APRS Höhe</text:h>
      <table:table table:name="Tabelle3" table:style-name="Tabelle3">
        <table:table-column table:style-name="Tabelle3.A" table:number-columns-repeated="2"/>
        <table:table-column table:style-name="Tabelle3.C"/>
        <table:table-row>
          <table:table-cell table:style-name="Tabelle3.A1" office:value-type="string">
            <text:p text:style-name="P8">A</text:p>
          </table:table-cell>
          <table:table-cell table:style-name="Tabelle3.A1" office:value-type="string">
            <text:p text:style-name="P8">Zeit (MESZ)</text:p>
          </table:table-cell>
          <table:table-cell table:style-name="Tabelle3.C1" office:value-type="string">
            <text:p text:style-name="Table_20_Contents"/>
          </table:table-cell>
        </table:table-row>
        <table:table-row>
          <table:table-cell table:style-name="Tabelle3.A2" office:value-type="string">
            <text:p text:style-name="P8">B</text:p>
          </table:table-cell>
          <table:table-cell table:style-name="Tabelle3.A2" office:value-type="string">
            <text:p text:style-name="P8">APRS Höhe (Meter)</text:p>
          </table:table-cell>
          <table:table-cell table:style-name="Tabelle3.C2" office:value-type="string">
            <text:p text:style-name="Standard">=C2*0,3048</text:p>
          </table:table-cell>
        </table:table-row>
        <table:table-row>
          <table:table-cell table:style-name="Tabelle3.A2" office:value-type="string">
            <text:p text:style-name="P8">C</text:p>
          </table:table-cell>
          <table:table-cell table:style-name="Tabelle3.A2" office:value-type="string">
            <text:p text:style-name="P8">APRS Höhe (Fuß)</text:p>
          </table:table-cell>
          <table:table-cell table:style-name="Tabelle3.C2" office:value-type="string">
            <text:p text:style-name="Table_20_Contents"/>
          </table:table-cell>
        </table:table-row>
      </table:table>
      <text:h text:style-name="P30" text:outline-level="3"><text:soft-page-break/>Rohdiagramm</text:h>
      <text:p text:style-name="P20">Diagramm mit allen Werten zum kopieren</text:p>
      <text:h text:style-name="P30" text:outline-level="3">Temperatur</text:h>
      <text:p text:style-name="P20">Temperaturkurven</text:p>
      <text:h text:style-name="P31" text:outline-level="3"><text:span text:style-name="T3">Temperatur </text:span><text:span text:style-name="T4">Höhe</text:span></text:h>
      <text:p text:style-name="P20">Temperaturkurven mit Höhe</text:p>
      <text:h text:style-name="P30" text:outline-level="3">Höhe – APRS Höhe</text:h>
      <text:p text:style-name="P20">Vergleich <text:span text:style-name="T14">zwischen den</text:span> Werten. Leichter Zeitoffset möglich.</text:p>
      <text:h text:style-name="P30" text:outline-level="3">Druck Höhe</text:h>
      <text:h text:style-name="P30" text:outline-level="3">Temperatur Luftfeuchte</text:h>
      <text:p text:style-name="P20">Temperatur und Luftfeuchte</text:p>
      <text:h text:style-name="P31" text:outline-level="3"><text:span text:style-name="T4">Höhe</text:span><text:span text:style-name="T3"> Luftfeuchte</text:span></text:h>
      <text:p text:style-name="P20">Höhe und Luftfeuchte</text:p>
      <text:h text:style-name="P30" text:outline-level="3">Spannung Höhe</text:h>
      <text:h text:style-name="P30" text:outline-level="3">Spannung Temperatur</text:h>
      <text:h text:style-name="P29" text:outline-level="1">Interpretation</text:h>
      <text:h text:style-name="P35" text:outline-level="2">Temperatur</text:h>
      <text:p text:style-name="P18"><text:span text:style-name="T3">Vor dem Start steigt die </text:span><text:span text:style-name="T5">Außentemperatur oben </text:span><text:span text:style-name="T3">durch Sonnenstrahlung an. Die </text:span><text:span text:style-name="T6">Außentemperatur seitlich </text:span><text:span text:style-name="T3">steigt nur leicht und die </text:span><text:span text:style-name="T6">Außentemperatur </text:span><text:span text:style-name="T3">unten wird nicht beeinflusst.</text:span></text:p>
      <text:p text:style-name="P21">Am Anfang erwärmt sich die Box innen, die Wärme wird aber wieder nach außen abgegeben.</text:p>
      <text:p text:style-name="P22">Ab etwa 12 km Höhe ist der Luftdruck zu gering, dass kaum mehr Wärme nach außen abgegeben werden kann <text:span text:style-name="T7">(Vakuumisolation)</text:span>. Deshalb steigt die Außentemperatur am Styropor stark an. Nach einiger Zeit fängt auch die Innentemperatur an zu steigen.</text:p>
      <text:p text:style-name="P19">Die Unterschiede zwischen den einzelnen Sensoren lassen sich durch die Erwärmung des Styropors und der Sonneneinstrahlung erklären. Die Erwärmung des Styropos ist von der Dicke und der Wärmeverteilung in der Box abhängig.</text:p>
      <text:p text:style-name="P19">Der untere Sensor wird durch die Styroporschicht von 3cm und das direkt an das Styropor gekoppelte Funkgerät am stärkstem erwärmt.</text:p>
      <text:p text:style-name="P19">Der obere Sensor wird vermutlich hauptsächlich durch Sonneneinstrahlung erwärmt, da hier das Styropor 6cm dick ist.</text:p>
      <text:p text:style-name="P23">Der seitliche Sensor wird am wenigsten erwärmt, da hier weder eine Wärmequelle im Innern sitzt, noch die Sonneneinstrahlung so stark ist. Zudem ist der Sensor im Gegensatz zu den anderen Weiß statt schwarz.</text:p>
      <text:h text:style-name="Heading_20_2" text:outline-level="2">Luftfeuchte</text:h>
      <text:p text:style-name="P24">In der relativen Luftfechte ist gut zu erkennen, dass der Ballon bei etwa 2,5 km die Wolken durchfliegt.</text:p>
      <text:p text:style-name="P24">Außerdem gibt es noch Schwankungen zwischen 4km und 8km für die sich noch keine Erklärung gefunden hat.</text:p>
      <text:p text:style-name="P24">Bis 16km sinkt die relative Luftfeuchte, bis sie bei 16km den Minimalwert erreicht hat.</text:p>
      <text:h text:style-name="Heading_20_2" text:outline-level="2">Ausfall</text:h>
      <text:p text:style-name="P25">Das System ist um etwa 16:25 nach 1:40h Flugzeit und einer Laufzeit von gut 2h ausgefallen.</text:p>
      <text:p text:style-name="P25">Es fallen keine Auffälligkeiten in den gemessene Werten auf. Nur die Akkuspannung wurde ab dem Start nicht mehr korrekt gemessen.</text:p>
      <text:p text:style-name="P25">Weshalb das System ausgefallen ist, ist noch nicht geklä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meta:initial-creator>
    <meta:creation-date>2016-07-23T16:11:46.780338902</meta:creation-date>
    <dc:date>2016-07-26T23:46:46.491594862</dc:date>
    <dc:creator>Jonas </dc:creator>
    <meta:editing-duration>PT2H52M45S</meta:editing-duration>
    <meta:editing-cycles>9</meta:editing-cycles>
    <meta:generator>LibreOffice/4.2.8.2$Linux_X86_64 LibreOffice_project/420m0$Build-2</meta:generator>
    <meta:document-statistic meta:table-count="3" meta:image-count="0" meta:object-count="0" meta:page-count="4" meta:paragraph-count="128" meta:word-count="559" meta:character-count="3912" meta:non-whitespace-character-count="3480"/>
  </office:meta>
</office:document-meta>
</file>